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203000038A55D6A6118.wmf"/>
  <manifest:file-entry manifest:media-type="" manifest:full-path="Pictures/2000000700003E1300002194CDF38B85.wmf"/>
  <manifest:file-entry manifest:media-type="" manifest:full-path="Pictures/2000000700003C8100002D8D31E0AA80.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425in" fo:margin-left="-0.075in" fo:margin-top="0in" fo:margin-bottom="0in" table:align="left" style:writing-mode="lr-tb"/>
    </style:style>
    <style:style style:name="Table1.A" style:family="table-column">
      <style:table-column-properties style:column-width="3.3243in"/>
    </style:style>
    <style:style style:name="Table1.B" style:family="table-column">
      <style:table-column-properties style:column-width="5.1in"/>
    </style:style>
    <style:style style:name="Table1.1" style:family="table-row">
      <style:table-row-properties style:min-row-height="0.1146in" style:keep-together="true"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2569in" style:keep-together="true" fo:keep-together="auto"/>
    </style:style>
    <style:style style:name="Table1.3" style:family="table-row">
      <style:table-row-properties style:min-row-height="0.2563in" style:keep-together="true" fo:keep-together="auto"/>
    </style:style>
    <style:style style:name="Table1.5" style:family="table-row">
      <style:table-row-properties style:min-row-height="0.3979in" style:keep-together="true" fo:keep-together="auto"/>
    </style:style>
    <style:style style:name="P1" style:family="paragraph" style:parent-style-name="Text_20_body">
      <style:text-properties style:use-window-font-color="true" style:font-name="Arial" fo:font-size="12pt" style:font-size-asian="12pt" style:font-size-complex="12pt"/>
    </style:style>
    <style:style style:name="P2" style:family="paragraph" style:parent-style-name="Text_20_body" style:list-style-name="WWNum10">
      <style:text-properties style:use-window-font-color="true" style:font-name="Arial" fo:font-size="12pt" style:font-size-asian="12pt" style:font-size-complex="12pt"/>
    </style:style>
    <style:style style:name="P3" style:family="paragraph" style:parent-style-name="Text_20_body" style:list-style-name="WWNum9">
      <style:text-properties style:use-window-font-color="true" style:font-name="Arial" fo:font-size="12pt" style:font-size-asian="12pt" style:font-size-complex="12pt"/>
    </style:style>
    <style:style style:name="P4" style:family="paragraph" style:parent-style-name="Text_20_body">
      <style:text-properties style:use-window-font-color="true" style:font-name="Arial" fo:font-size="12pt" fo:font-weight="bold" style:font-size-asian="12pt" style:font-weight-asian="bold" style:font-size-complex="12pt" style:font-weight-complex="bold"/>
    </style:style>
    <style:style style:name="P5" style:family="paragraph" style:parent-style-name="Text_20_body" style:master-page-name="Standard">
      <style:paragraph-properties fo:text-align="center" style:justify-single-word="false" style:page-number="auto"/>
      <style:text-properties style:use-window-font-color="true" style:font-name="Arial"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color="#222222" style:font-name="Arial1" fo:font-size="6.5pt" style:font-size-asian="6.5pt" style:font-name-complex="Arial2" style:font-size-complex="6.5pt"/>
    </style:style>
    <style:style style:name="T2" style:family="text">
      <style:text-properties fo:color="#222222" fo:font-size="6.5pt" style:font-size-asian="6.5pt" style:font-name-complex="Arial2" style:font-size-complex="6.5pt"/>
    </style:style>
    <style:style style:name="T3" style:family="text">
      <style:text-properties fo:color="#222222" style:font-name="Arial" fo:font-size="6.5pt" style:font-size-asian="6.5pt" style:font-name-complex="Arial2" style:font-size-complex="6.5pt"/>
    </style:style>
    <style:style style:name="T4" style:family="text">
      <style:text-properties fo:color="#222222" style:font-name="Arial" style:font-name-complex="Arial2"/>
    </style:style>
    <style:style style:name="T5" style:family="text">
      <style:text-properties fo:color="#222222" style:font-name="Arial" fo:font-size="12pt" style:font-size-asian="12pt" style:font-name-complex="Arial2" style:font-size-complex="12pt"/>
    </style:style>
    <style:style style:name="T6" style:family="text">
      <style:text-properties fo:color="#222222" style:font-name-complex="Arial2"/>
    </style:style>
    <style:style style:name="T7" style:family="text">
      <style:text-properties fo:color="#002060" style:font-name="Arial1" fo:font-size="6.5pt" style:font-size-asian="6.5pt" style:font-name-complex="Arial2" style:font-size-complex="6.5pt"/>
    </style:style>
    <style:style style:name="T8" style:family="text">
      <style:text-properties fo:color="#002060" fo:font-size="6.5pt" style:font-size-asian="6.5pt" style:font-name-complex="Arial2" style:font-size-complex="6.5pt"/>
    </style:style>
    <style:style style:name="T9" style:family="text">
      <style:text-properties fo:color="#002060" style:font-name-complex="Arial2"/>
    </style:style>
    <style:style style:name="T10" style:family="text">
      <style:text-properties fo:color="#0b0080" style:font-name="Arial1" fo:font-size="6.5pt" fo:font-weight="bold" style:font-size-asian="6.5pt" style:font-weight-asian="bold" style:font-name-complex="Arial2" style:font-size-complex="6.5pt" style:font-weight-complex="bold"/>
    </style:style>
    <style:style style:name="T11" style:family="text">
      <style:text-properties fo:color="#0b0080" style:font-name="Arial1" fo:font-size="6.5pt" style:font-size-asian="6.5pt" style:font-name-complex="Arial2" style:font-size-complex="6.5pt"/>
    </style:style>
    <style:style style:name="T12" style:family="text">
      <style:text-properties fo:color="#0b0080" fo:font-size="6.5pt" fo:font-weight="bold" style:font-size-asian="6.5pt" style:font-weight-asian="bold" style:font-name-complex="Arial2" style:font-size-complex="6.5pt" style:font-weight-complex="bold"/>
    </style:style>
    <style:style style:name="T13" style:family="text">
      <style:text-properties fo:color="#0b0080" fo:font-size="6.5pt" style:font-size-asian="6.5pt" style:font-name-complex="Arial2" style:font-size-complex="6.5pt"/>
    </style:style>
    <style:style style:name="T14" style:family="text">
      <style:text-properties fo:color="#0b0080" style:font-name="Arial" fo:font-size="6.5pt" fo:font-weight="bold" style:font-size-asian="6.5pt" style:font-weight-asian="bold" style:font-name-complex="Arial2" style:font-size-complex="6.5pt" style:font-weight-complex="bold"/>
    </style:style>
    <style:style style:name="T15" style:family="text">
      <style:text-properties fo:color="#0b0080" style:font-name="Arial" fo:font-size="6.5pt" style:font-size-asian="6.5pt" style:font-name-complex="Arial2" style:font-size-complex="6.5pt"/>
    </style:style>
    <style:style style:name="T16" style:family="text">
      <style:text-properties fo:color="#0b0080" style:font-name="Arial" fo:font-weight="bold" style:font-weight-asian="bold" style:font-name-complex="Arial2" style:font-weight-complex="bold"/>
    </style:style>
    <style:style style:name="T17" style:family="text">
      <style:text-properties fo:color="#0b0080" style:font-name="Arial" style:font-name-complex="Arial2"/>
    </style:style>
    <style:style style:name="T18" style:family="text">
      <style:text-properties fo:color="#0b0080" style:font-name="Arial" fo:font-size="12pt" fo:font-weight="bold" style:font-size-asian="12pt" style:font-weight-asian="bold" style:font-name-complex="Arial2" style:font-size-complex="12pt" style:font-weight-complex="bold"/>
    </style:style>
    <style:style style:name="T19" style:family="text">
      <style:text-properties fo:color="#0b0080" style:font-name="Arial" fo:font-size="12pt" style:font-size-asian="12pt" style:font-name-complex="Arial2" style:font-size-complex="12pt"/>
    </style:style>
    <style:style style:name="T20" style:family="text">
      <style:text-properties style:font-name="Arial" fo:font-size="12pt" fo:font-weight="bold" style:font-size-asian="12pt" style:font-weight-asian="bold" style:font-name-complex="Arial2" style:font-size-complex="12pt" style:font-weight-complex="bold"/>
    </style:style>
    <style:style style:name="T21" style:family="text">
      <style:text-properties style:font-name="Arial" fo:font-size="12pt" style:font-size-asian="12pt" style:font-name-complex="Arial2" style:font-size-complex="12pt"/>
    </style:style>
    <style:style style:name="T22" style:family="text">
      <style:text-properties style:font-name-complex="Arial2"/>
    </style:style>
    <style:style style:name="T23" style:family="text">
      <style:text-properties fo:color="#666666" style:font-name="Arial" fo:font-size="12pt" fo:font-weight="bold" style:font-size-asian="12pt" style:font-weight-asian="bold" style:font-name-complex="Arial2" style:font-size-complex="12pt" style:font-weight-complex="bold"/>
    </style:style>
    <style:style style:name="T24" style:family="text">
      <style:text-properties fo:color="#666666" style:font-name="Arial" fo:font-size="12pt" style:font-size-asian="12pt" style:font-name-complex="Arial2" style:font-size-complex="12pt"/>
    </style:style>
    <style:style style:name="T25" style:family="text">
      <style:text-properties style:use-window-font-color="true" style:font-name="Arial" fo:font-size="12pt" fo:font-weight="bold" style:font-size-asian="12pt" style:font-weight-asian="bold" style:font-name-complex="Arial2" style:font-size-complex="12pt" style:font-weight-complex="bold"/>
    </style:style>
    <style:style style:name="T26" style:family="text">
      <style:text-properties style:use-window-font-color="true" style:font-name="Arial" fo:font-size="12pt" style:font-size-asian="12pt" style:font-name-complex="Arial2"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SIGNMENT9.3</text:p>
      <text:p text:style-name="P1"/>
      <text:p text:style-name="P4">Explain the below concepts with an example in brief.</text:p>
      <text:p text:style-name="P4">● Nosql Databases</text:p>
      <text:p text:style-name="P1"><text:span text:style-name="T22">Relational databases were not designed to cope with the scale and agility challenges that face modern applications, nor were they built to take advantage of the commodity storage and processing power available today.</text:span></text:p>
      <text:p text:style-name="P1"><text:span text:style-name="T22">NoSQL encompasses a wide variety of different database technologies that were developed in response to the demands presented in building modern applications:</text:span></text:p>
      <text:p text:style-name="P1"><text:span text:style-name="T22">Features:-</text:span></text:p>
      <text:list xml:id="list201239859769390709" text:style-name="WWNum10">
        <text:list-item>
          <text:p text:style-name="P2"><text:span text:style-name="T22">Generic Data Model -Heterogeneous containers, including sets, maps, and arrays</text:span></text:p>
        </text:list-item>
        <text:list-item>
          <text:p text:style-name="P2"><text:span text:style-name="T22">Dynamic type discovery and conversion –NoSQL analytics systems support runtime type identification and conversion so that custom business logic can be used to dictate analytic treatment of variation.</text:span></text:p>
        </text:list-item>
        <text:list-item>
          <text:p text:style-name="P2"><text:span text:style-name="T22">Non-relational and De-normalised- Data is stored in single tables as compared to joining multiple tables.</text:span></text:p>
        </text:list-item>
        <text:list-item>
          <text:p text:style-name="P2"><text:span text:style-name="T22">Commodity hardware - Adding more of the economical servers allows NoSQL databases to scale to handle more data.</text:span></text:p>
        </text:list-item>
        <text:list-item>
          <text:p text:style-name="P2"><text:span text:style-name="T22">Highly distributable - Distributed databases can store and process a set of information on more than one device.</text:span></text:p>
        </text:list-item>
      </text:list>
      <text:p text:style-name="P1"/>
      <text:p text:style-name="P1">● Types of Nosql Databases</text:p>
      <text:p text:style-name="P1"><text:span text:style-name="T22">There have been various approaches to classify NoSQL databases, each with different categories and subcategories, some of which overlap. What follows is a basic classification by data model, with examples:</text:span></text:p>
      <text:p text:style-name="Text_20_body"><text:a xlink:type="simple" xlink:href="https://en.wikipedia.org/wiki/Column_(data_store)" text:style-name="Internet_20_link" text:visited-style-name="Visited_20_Internet_20_Link"><text:span text:style-name="T25">Column</text:span></text:a><text:span text:style-name="T26">:</text:span><text:a xlink:type="simple" xlink:href="https://en.wikipedia.org/wiki/Accumulo" text:style-name="Internet_20_link" text:visited-style-name="Visited_20_Internet_20_Link">Accumulo</text:a><text:span text:style-name="T26">,</text:span><text:a xlink:type="simple" xlink:href="https://en.wikipedia.org/wiki/Apache_Cassandra" text:style-name="Internet_20_link" text:visited-style-name="Visited_20_Internet_20_Link">Cassandra</text:a><text:span text:style-name="T26">,</text:span><text:a xlink:type="simple" xlink:href="https://en.wikipedia.org/wiki/Druid_(open-source_data_store)" text:style-name="Internet_20_link" text:visited-style-name="Visited_20_Internet_20_Link">Druid</text:a><text:span text:style-name="T26">,</text:span><text:a xlink:type="simple" xlink:href="https://en.wikipedia.org/wiki/HBase" text:style-name="Internet_20_link" text:visited-style-name="Visited_20_Internet_20_Link">HBase</text:a><text:span text:style-name="T26">,</text:span><text:a xlink:type="simple" xlink:href="https://en.wikipedia.org/wiki/Vertica" text:style-name="Internet_20_link" text:visited-style-name="Visited_20_Internet_20_Link">Vertica</text:a><text:span text:style-name="T26">,</text:span><text:a xlink:type="simple" xlink:href="https://en.wikipedia.org/wiki/SAP_HANA" text:style-name="Internet_20_link" text:visited-style-name="Visited_20_Internet_20_Link">SAP HANA</text:a></text:p>
      <text:p text:style-name="Text_20_body"><text:a xlink:type="simple" xlink:href="https://en.wikipedia.org/wiki/Document-oriented_database" text:style-name="Internet_20_link" text:visited-style-name="Visited_20_Internet_20_Link"><text:span text:style-name="T25">Document</text:span></text:a><text:span text:style-name="T26">:</text:span><text:a xlink:type="simple" xlink:href="https://en.wikipedia.org/wiki/Apache_CouchDB" text:style-name="Internet_20_link" text:visited-style-name="Visited_20_Internet_20_Link">Apache CouchDB</text:a><text:span text:style-name="T26">,</text:span><text:a xlink:type="simple" xlink:href="https://en.wikipedia.org/wiki/ArangoDB" text:style-name="Internet_20_link" text:visited-style-name="Visited_20_Internet_20_Link">ArangoDB</text:a><text:span text:style-name="T26">,</text:span><text:a xlink:type="simple" xlink:href="https://en.wikipedia.org/wiki/Clusterpoint" text:style-name="Internet_20_link" text:visited-style-name="Visited_20_Internet_20_Link">Clusterpoint</text:a><text:span text:style-name="T26">,</text:span><text:a xlink:type="simple" xlink:href="https://en.wikipedia.org/wiki/Couchbase" text:style-name="Internet_20_link" text:visited-style-name="Visited_20_Internet_20_Link">Couchbase</text:a><text:span text:style-name="T26">,</text:span><text:a xlink:type="simple" xlink:href="https://en.wikipedia.org/wiki/Cosmos_DB" text:style-name="Internet_20_link" text:visited-style-name="Visited_20_Internet_20_Link">Cosmos DB</text:a><text:span text:style-name="T26">,</text:span><text:a xlink:type="simple" xlink:href="https://en.wikipedia.org/wiki/HyperDex" text:style-name="Internet_20_link" text:visited-style-name="Visited_20_Internet_20_Link">HyperDex</text:a><text:span text:style-name="T26">,</text:span><text:a xlink:type="simple" xlink:href="https://en.wikipedia.org/wiki/Lotus_Notes" text:style-name="Internet_20_link" text:visited-style-name="Visited_20_Internet_20_Link">IBM Domino</text:a><text:span text:style-name="T26">,</text:span><text:a xlink:type="simple" xlink:href="https://en.wikipedia.org/wiki/MarkLogic" text:style-name="Internet_20_link" text:visited-style-name="Visited_20_Internet_20_Link">MarkLogic</text:a><text:span text:style-name="T26">,</text:span><text:a xlink:type="simple" xlink:href="https://en.wikipedia.org/wiki/MongoDB" text:style-name="Internet_20_link" text:visited-style-name="Visited_20_Internet_20_Link">MongoDB</text:a><text:span text:style-name="T26">,</text:span><text:a xlink:type="simple" xlink:href="https://en.wikipedia.org/wiki/OrientDB" text:style-name="Internet_20_link" text:visited-style-name="Visited_20_Internet_20_Link">OrientDB</text:a><text:span text:style-name="T26">,</text:span><text:a xlink:type="simple" xlink:href="https://en.wikipedia.org/wiki/Qizx" text:style-name="Internet_20_link" text:visited-style-name="Visited_20_Internet_20_Link">Qizx</text:a><text:span text:style-name="T26">,</text:span><text:a xlink:type="simple" xlink:href="https://en.wikipedia.org/wiki/RethinkDB" text:style-name="Internet_20_link" text:visited-style-name="Visited_20_Internet_20_Link">RethinkDB</text:a></text:p>
      <text:p text:style-name="Text_20_body"><text:a xlink:type="simple" xlink:href="https://en.wikipedia.org/wiki/Key-value_store" text:style-name="Internet_20_link" text:visited-style-name="Visited_20_Internet_20_Link"><text:span text:style-name="T25">Key-value</text:span></text:a><text:span text:style-name="T26">:</text:span><text:a xlink:type="simple" xlink:href="https://en.wikipedia.org/wiki/Aerospike_database" text:style-name="Internet_20_link" text:visited-style-name="Visited_20_Internet_20_Link">Aerospike</text:a><text:span text:style-name="T26">,</text:span><text:a xlink:type="simple" xlink:href="https://en.wikipedia.org/wiki/ArangoDB" text:style-name="Internet_20_link" text:visited-style-name="Visited_20_Internet_20_Link">ArangoDB</text:a><text:span text:style-name="T26">,</text:span><text:a xlink:type="simple" xlink:href="https://en.wikipedia.org/wiki/Couchbase" text:style-name="Internet_20_link" text:visited-style-name="Visited_20_Internet_20_Link">Couchbase</text:a><text:span text:style-name="T26">,</text:span><text:a xlink:type="simple" xlink:href="https://en.wikipedia.org/wiki/Dynamo_(storage_system)" text:style-name="Internet_20_link" text:visited-style-name="Visited_20_Internet_20_Link">Dynamo</text:a><text:span text:style-name="T26">, FairCom</text:span><text:a xlink:type="simple" xlink:href="https://en.wikipedia.org/wiki/C-treeACE" text:style-name="Internet_20_link" text:visited-style-name="Visited_20_Internet_20_Link">c-treeACE</text:a><text:span text:style-name="T26">,</text:span><text:a xlink:type="simple" xlink:href="https://en.wikipedia.org/wiki/FoundationDB" text:style-name="Internet_20_link" text:visited-style-name="Visited_20_Internet_20_Link">FoundationDB</text:a><text:span text:style-name="T26">,</text:span><text:a xlink:type="simple" xlink:href="https://en.wikipedia.org/wiki/HyperDex" text:style-name="Internet_20_link" text:visited-style-name="Visited_20_Internet_20_Link">HyperDex</text:a><text:span text:style-name="T26">,</text:span><text:a xlink:type="simple" xlink:href="https://en.wikipedia.org/wiki/InfinityDB" text:style-name="Internet_20_link" text:visited-style-name="Visited_20_Internet_20_Link">InfinityDB</text:a><text:span text:style-name="T26">,</text:span><text:a xlink:type="simple" xlink:href="https://en.wikipedia.org/wiki/MemcacheDB" text:style-name="Internet_20_link" text:visited-style-name="Visited_20_Internet_20_Link">MemcacheDB</text:a><text:span text:style-name="T26">,</text:span><text:a xlink:type="simple" xlink:href="https://en.wikipedia.org/wiki/MUMPS" text:style-name="Internet_20_link" text:visited-style-name="Visited_20_Internet_20_Link">MUMPS</text:a><text:span text:style-name="T26">,</text:span><text:a xlink:type="simple" xlink:href="https://en.wikipedia.org/wiki/Oracle_NoSQL_Database" text:style-name="Internet_20_link" text:visited-style-name="Visited_20_Internet_20_Link">Oracle NoSQL Database</text:a><text:span text:style-name="T26">,</text:span><text:a xlink:type="simple" xlink:href="https://en.wikipedia.org/wiki/OrientDB" text:style-name="Internet_20_link" text:visited-style-name="Visited_20_Internet_20_Link">OrientDB</text:a><text:span text:style-name="T26">,</text:span><text:a xlink:type="simple" xlink:href="https://en.wikipedia.org/wiki/Redis" text:style-name="Internet_20_link" text:visited-style-name="Visited_20_Internet_20_Link">Redis</text:a><text:span text:style-name="T26">,</text:span><text:a xlink:type="simple" xlink:href="https://en.wikipedia.org/wiki/Riak" text:style-name="Internet_20_link" text:visited-style-name="Visited_20_Internet_20_Link">Riak</text:a><text:span text:style-name="T26">,</text:span><text:a xlink:type="simple" xlink:href="https://en.wikipedia.org/wiki/Berkeley_DB" text:style-name="Internet_20_link" text:visited-style-name="Visited_20_Internet_20_Link">Berkeley DB</text:a><text:span text:style-name="T26">, SDBM/Flat File</text:span><text:a xlink:type="simple" xlink:href="https://en.wikipedia.org/wiki/Dbm" text:style-name="Internet_20_link" text:visited-style-name="Visited_20_Internet_20_Link">dbm</text:a></text:p>
      <text:p text:style-name="Text_20_body"><text:a xlink:type="simple" xlink:href="https://en.wikipedia.org/wiki/Graph_database" text:style-name="Internet_20_link" text:visited-style-name="Visited_20_Internet_20_Link"><text:span text:style-name="T25">Graph</text:span></text:a><text:span text:style-name="T26">:</text:span><text:a xlink:type="simple" xlink:href="https://en.wikipedia.org/wiki/AllegroGraph" text:style-name="Internet_20_link" text:visited-style-name="Visited_20_Internet_20_Link">AllegroGraph</text:a><text:span text:style-name="T26">,</text:span><text:a xlink:type="simple" xlink:href="https://en.wikipedia.org/wiki/ArangoDB" text:style-name="Internet_20_link" text:visited-style-name="Visited_20_Internet_20_Link">ArangoDB</text:a><text:span text:style-name="T26">,</text:span><text:a xlink:type="simple" xlink:href="https://en.wikipedia.org/wiki/InfiniteGraph" text:style-name="Internet_20_link" text:visited-style-name="Visited_20_Internet_20_Link">InfiniteGraph</text:a><text:span text:style-name="T26">,</text:span><text:a xlink:type="simple" xlink:href="https://en.wikipedia.org/wiki/Apache_Giraph" text:style-name="Internet_20_link" text:visited-style-name="Visited_20_Internet_20_Link">Apache Giraph</text:a><text:span text:style-name="T26">,</text:span><text:a xlink:type="simple" xlink:href="https://en.wikipedia.org/wiki/MarkLogic" text:style-name="Internet_20_link" text:visited-style-name="Visited_20_Internet_20_Link">MarkLogic</text:a><text:span text:style-name="T26">,</text:span><text:a xlink:type="simple" xlink:href="https://en.wikipedia.org/wiki/Neo4J" text:style-name="Internet_20_link" text:visited-style-name="Visited_20_Internet_20_Link">Neo4J</text:a><text:span text:style-name="T26">,</text:span><text:a xlink:type="simple" xlink:href="https://en.wikipedia.org/wiki/OrientDB" text:style-name="Internet_20_link" text:visited-style-name="Visited_20_Internet_20_Link">OrientDB</text:a><text:span text:style-name="T26">,</text:span><text:a xlink:type="simple" xlink:href="https://en.wikipedia.org/wiki/Virtuoso_Universal_Server" text:style-name="Internet_20_link" text:visited-style-name="Visited_20_Internet_20_Link">Virtuoso</text:a></text:p>
      <text:p text:style-name="Text_20_body"><text:a xlink:type="simple" xlink:href="https://en.wikipedia.org/wiki/Multi-model_database" text:style-name="Internet_20_link" text:visited-style-name="Visited_20_Internet_20_Link"><text:span text:style-name="T25">Multi-model</text:span></text:a><text:span text:style-name="T26">:</text:span><text:a xlink:type="simple" xlink:href="https://en.wikipedia.org/wiki/ArangoDB" text:style-name="Internet_20_link" text:visited-style-name="Visited_20_Internet_20_Link">ArangoDB</text:a><text:span text:style-name="T26">,</text:span><text:a xlink:type="simple" xlink:href="https://en.wikipedia.org/wiki/Couchbase" text:style-name="Internet_20_link" text:visited-style-name="Visited_20_Internet_20_Link">Couchbase</text:a><text:span text:style-name="T26">,</text:span><text:a xlink:type="simple" xlink:href="https://en.wikipedia.org/wiki/FoundationDB" text:style-name="Internet_20_link" text:visited-style-name="Visited_20_Internet_20_Link">FoundationDB</text:a><text:span text:style-name="T26">,</text:span><text:a xlink:type="simple" xlink:href="https://en.wikipedia.org/wiki/InfinityDB" text:style-name="Internet_20_link" text:visited-style-name="Visited_20_Internet_20_Link">InfinityDB</text:a><text:span text:style-name="T26">,</text:span><text:a xlink:type="simple" xlink:href="https://en.wikipedia.org/wiki/MarkLogic" text:style-name="Internet_20_link" text:visited-style-name="Visited_20_Internet_20_Link">MarkLogic</text:a><text:span text:style-name="T26">,</text:span><text:a xlink:type="simple" xlink:href="https://en.wikipedia.org/wiki/OrientDB" text:style-name="Internet_20_link" text:visited-style-name="Visited_20_Internet_20_Link">OrientDB</text:a></text:p>
      <text:p text:style-name="P1"/>
      <text:p text:style-name="P1">● CAP Theorem</text:p>
      <text:p text:style-name="P1"><text:span text:style-name="T22">•Consistency-This means that the data in the database remains consistent after the execution of an operation. For example after an update operation, all clients see the same data.</text:span></text:p>
      <text:p text:style-name="P1"><text:soft-page-break/><text:span text:style-name="T22">•Availability-This means that the system is always on (service guarantee availability), no downtime.</text:span></text:p>
      <text:p text:style-name="P1"><text:span text:style-name="T22">•Partition Tolerance-This means that the system continues to function even if the communication among the servers is unreliable, i.e. the servers may be partitioned into </text:span></text:p>
      <text:p text:style-name="P1"><draw:frame draw:style-name="fr1" text:anchor-type="as-char" svg:width="2.339in" svg:height="1.7646in" draw:z-index="0"><draw:image xlink:href="Pictures/2000000700003C8100002D8D31E0AA80.wmf" xlink:type="simple" xlink:show="embed" xlink:actuate="onLoad"/></draw:frame><draw:frame draw:style-name="fr1" draw:name="graphics1" text:anchor-type="as-char" svg:width="2.0835in" svg:height="1.7929in" draw:z-index="1"><draw:image xlink:href="Pictures/2000000700004203000038A55D6A6118.wmf" xlink:type="simple" xlink:show="embed" xlink:actuate="onLoad"/></draw:frame></text:p>
      <text:p text:style-name="P1"/>
      <text:p text:style-name="P1">● HBase Architecture</text:p>
      <text:p text:style-name="P1"><text:span text:style-name="T22">HBASE is a distributed column oriented database built on top of hadoop to provide real time access to Big Data. HBase is composed of three types of servers in a master slave type of architecture.</text:span></text:p>
      <text:p text:style-name="P1"><text:span text:style-name="T22">•Region servers serve data for reads and writes.</text:span></text:p>
      <text:p text:style-name="P1"><text:span text:style-name="T22">•HBase Master process handles the Region assignment, DDL (create, delete tables) operations</text:span></text:p>
      <text:p text:style-name="P1"><text:span text:style-name="T22">•Zookeeper maintains a live cluster state.</text:span></text:p>
      <text:p text:style-name="P1"><text:span text:style-name="T22">•The Hadoop Data Node stores the data that the Region Server is managing.</text:span></text:p>
      <text:p text:style-name="P1"><text:span text:style-name="T22">•All HBase data is stored in HDFS files.</text:span></text:p>
      <text:p text:style-name="P1"><text:span text:style-name="T22">•The Name Node maintains metadata information for all the physical data blocks that comprise the files.</text:span></text:p>
      <text:p text:style-name="P1"/>
      <text:p text:style-name="P1"><draw:frame draw:style-name="fr1" draw:name="graphics2" text:anchor-type="as-char" svg:width="2.8791in" svg:height="1.5591in" draw:z-index="2"><draw:image xlink:href="Pictures/2000000700003E1300002194CDF38B85.wmf" xlink:type="simple" xlink:show="embed" xlink:actuate="onLoad"/></draw:frame></text:p>
      <text:p text:style-name="P1">● HBase vs RDBMS</text:p>
      <text:p text:style-name="P1"/>
      <table:table table:name="Table1" table:style-name="Table1">
        <table:table-column table:style-name="Table1.A"/>
        <table:table-column table:style-name="Table1.B"/>
        <table:table-row table:style-name="Table1.1">
          <table:table-cell table:style-name="Table1.A1" office:value-type="string">
            <text:p text:style-name="P1"><text:span text:style-name="T22"><text:s text:c="30"/>RDBMS</text:span></text:p>
          </table:table-cell>
          <table:table-cell table:style-name="Table1.A1" office:value-type="string">
            <text:p text:style-name="P1"><text:span text:style-name="T22">HBASE</text:span></text:p>
          </table:table-cell>
        </table:table-row>
        <table:table-row table:style-name="Table1.2">
          <table:table-cell table:style-name="Table1.A1" office:value-type="string">
            <text:list xml:id="list3386511394487175806" text:style-name="WWNum9">
              <text:list-item>
                <text:p text:style-name="P3"><text:span text:style-name="T22">RDBMS is row-oriented databases</text:span></text:p>
              </text:list-item>
            </text:list>
          </table:table-cell>
          <table:table-cell table:style-name="Table1.A1" office:value-type="string">
            <text:p text:style-name="P1"><text:span text:style-name="T22">HBase is a distributed, column-oriented data storage system</text:span></text:p>
          </table:table-cell>
        </table:table-row>
        <table:table-row table:style-name="Table1.3">
          <table:table-cell table:style-name="Table1.A1" office:value-type="string">
            <text:list xml:id="list42794066" text:continue-numbering="true" text:style-name="WWNum9">
              <text:list-item>
                <text:p text:style-name="P3"><text:span text:style-name="T22">RDBMS tables have fixed-schema</text:span></text:p>
              </text:list-item>
            </text:list>
          </table:table-cell>
          <table:table-cell table:style-name="Table1.A1" office:value-type="string">
            <text:p text:style-name="P1"><text:span text:style-name="T22">Hbase tables do not have fixed-schema</text:span></text:p>
          </table:table-cell>
        </table:table-row>
        <text:soft-page-break/>
        <table:table-row table:style-name="Table1.3">
          <table:table-cell table:style-name="Table1.A1" office:value-type="string">
            <text:list xml:id="list42763680" text:continue-numbering="true" text:style-name="WWNum9">
              <text:list-item>
                <text:p text:style-name="P3"><text:span text:style-name="T22">RDBMS tables guarantee ACID properties</text:span></text:p>
              </text:list-item>
            </text:list>
          </table:table-cell>
          <table:table-cell table:style-name="Table1.A1" office:value-type="string">
            <text:p text:style-name="P1"><text:span text:style-name="T22">Hbase tables guarantee consistency and partition tolerance </text:span></text:p>
          </table:table-cell>
        </table:table-row>
        <table:table-row table:style-name="Table1.5">
          <table:table-cell table:style-name="Table1.A1" office:value-type="string">
            <text:list xml:id="list42778420" text:continue-numbering="true" text:style-name="WWNum9">
              <text:list-item>
                <text:p text:style-name="P3"><text:span text:style-name="T22">RDBMS uses SQL (Structured query Langauge) to query the data </text:span></text:p>
              </text:list-item>
            </text:list>
          </table:table-cell>
          <table:table-cell table:style-name="Table1.A1" office:value-type="string">
            <text:p text:style-name="P1"><text:span text:style-name="T22">Hbase uses Java client API and Jruby</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ListLabel_20_2" style:display-name="ListLabel 2" style:family="text">
      <style:text-properties style:font-name-complex="Courier New1"/>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02T22:53:18.19</meta:creation-date>
    <meta:document-statistic meta:table-count="1" meta:image-count="3" meta:object-count="0" meta:page-count="3" meta:paragraph-count="43" meta:word-count="454" meta:character-count="3323"/>
    <dc:date>2017-11-02T22:59:20.84</dc:date>
    <meta:editing-duration>PT6M3S</meta:editing-duration>
    <meta:editing-cycles>1</meta:editing-cycles>
    <meta:generator>OpenOffice/4.1.3$Win32 OpenOffice.org_project/413m1$Build-9783</meta:generator>
  </office:meta>
</office:document-meta>
</file>